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" style:family="paragraph" style:parent-style-name="Standard" style:list-style-name="L1">
      <style:text-properties officeooo:rsid="000a0f62" officeooo:paragraph-rsid="000a0f62"/>
    </style:style>
    <style:style style:name="P3" style:family="paragraph" style:parent-style-name="Standard" style:list-style-name="L1">
      <style:text-properties style:font-name="Times New Roman" fo:font-size="14pt" officeooo:rsid="000a0f62" officeooo:paragraph-rsid="000a0f62" style:font-size-asian="14pt" style:font-size-complex="14pt"/>
    </style:style>
    <style:style style:name="P4" style:family="paragraph" style:parent-style-name="Standard" style:list-style-name="L1">
      <style:text-properties style:font-name="Times New Roman" fo:font-size="14pt" officeooo:rsid="000b3ed5" officeooo:paragraph-rsid="000b3ed5" style:font-size-asian="14pt" style:font-size-complex="14pt"/>
    </style:style>
    <style:style style:name="P5" style:family="paragraph" style:parent-style-name="Standard" style:list-style-name="L1">
      <style:text-properties style:font-name="Times New Roman" fo:font-size="14pt" officeooo:rsid="000d2d63" officeooo:paragraph-rsid="000d2d63" style:font-size-asian="14pt" style:font-size-complex="14pt"/>
    </style:style>
    <style:style style:name="P6" style:family="paragraph" style:parent-style-name="Standard" style:list-style-name="L1">
      <style:text-properties style:font-name="Times New Roman" fo:font-size="14pt" officeooo:rsid="000dda19" officeooo:paragraph-rsid="000dda19" style:font-size-asian="14pt" style:font-size-complex="14pt"/>
    </style:style>
    <style:style style:name="P7" style:family="paragraph" style:parent-style-name="Standard" style:list-style-name="L1">
      <style:text-properties style:font-name="Times New Roman" fo:font-size="14pt" officeooo:rsid="0011fa96" officeooo:paragraph-rsid="0011fa96" style:font-size-asian="14pt" style:font-size-complex="14pt"/>
    </style:style>
    <style:style style:name="P8" style:family="paragraph" style:parent-style-name="Standard" style:list-style-name="L1">
      <style:text-properties style:font-name="Times New Roman" fo:font-size="14pt" officeooo:rsid="00137f18" officeooo:paragraph-rsid="00137f18" style:font-size-asian="14pt" style:font-size-complex="14pt"/>
    </style:style>
    <style:style style:name="P9" style:family="paragraph" style:parent-style-name="Standard" style:list-style-name="L1">
      <style:text-properties style:font-name="Times New Roman" fo:font-size="14pt" officeooo:rsid="0013fab6" officeooo:paragraph-rsid="0013fab6" style:font-size-asian="14pt" style:font-size-complex="14pt"/>
    </style:style>
    <style:style style:name="P10" style:family="paragraph" style:parent-style-name="Standard" style:list-style-name="L1">
      <style:text-properties style:font-name="Times New Roman" fo:font-size="14pt" officeooo:rsid="00150964" officeooo:paragraph-rsid="00150964" style:font-size-asian="14pt" style:font-size-complex="14pt"/>
    </style:style>
    <style:style style:name="T1" style:family="text">
      <style:text-properties officeooo:rsid="000ce0a3"/>
    </style:style>
    <style:style style:name="T2" style:family="text">
      <style:text-properties officeooo:rsid="000f5e2f"/>
    </style:style>
    <style:style style:name="T3" style:family="text">
      <style:text-properties officeooo:rsid="0014de28"/>
    </style:style>
    <style:style style:name="T4" style:family="text">
      <style:text-properties officeooo:rsid="0016cc5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Git Tutorial</text:h>
      <text:list xml:id="list3077066012" text:style-name="L1">
        <text:list-item>
          <text:p text:style-name="P3">Config our username : git config --global user.name “Nachiket Paranjape”</text:p>
        </text:list-item>
        <text:list-item>
          <text:p text:style-name="P2"><text:span text:style-name="T6">Config our email : git config –global user.email “</text:span><text:a xlink:type="simple" xlink:href="mailto:nachiket@email.com" text:style-name="Internet_20_link" text:visited-style-name="Visited_20_Internet_20_Link"><text:span text:style-name="T6">nachiket@email.com</text:span></text:a><text:span text:style-name="T6">”</text:span></text:p>
        </text:list-item>
        <text:list-item>
          <text:p text:style-name="P4"><text:span text:style-name="T4">l</text:span>ist setting : git config –list, <text:span text:style-name="T1">git config user.email</text:span></text:p>
        </text:list-item>
        <text:list-item>
          <text:p text:style-name="P5">to get help : git help function-name</text:p>
        </text:list-item>
        <text:list-item>
          <text:p text:style-name="P6">create a repository : change path to the folder that you want git to manage <text:span text:style-name="T2">~ git init</text:span></text:p>
        </text:list-item>
        <text:list-item>
          <text:p text:style-name="P7">add all changes to the projects : git add .</text:p>
        </text:list-item>
        <text:list-item>
          <text:p text:style-name="P8">commit all changes to the project : git commit -m ”comment”</text:p>
        </text:list-item>
        <text:list-item>
          <text:p text:style-name="P9">How to view commit history : git log , <text:span text:style-name="T3">git log –author=”name”</text:span></text:p>
        </text:list-item>
        <text:list-item>
          <text:p text:style-name="P10">check all local files against repository to check changes :git stat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7:33:17.796469322</meta:creation-date>
    <dc:date>2018-12-11T09:57:21.422952796</dc:date>
    <meta:editing-duration>PT1H47M9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09" meta:character-count="579" meta:non-whitespace-character-count="490"/>
  </office:meta>
</office:document-meta>
</file>